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2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5ce" fo:border="0.06pt solid #000000"/>
    </style:style>
    <style:style style:name="ce4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e994" fo:border="0.06pt solid #000000"/>
    </style:style>
    <style:style style:name="ce7" style:family="table-cell" style:parent-style-name="Default" style:data-style-name="N122">
      <style:table-cell-properties fo:background-color="#fff5ce" fo:border="0.06pt solid #000000"/>
    </style:style>
    <style:style style:name="ce9" style:family="table-cell" style:parent-style-name="Default" style:data-style-name="N119">
      <style:table-cell-properties fo:background-color="#fff5ce" fo:border="0.06pt solid #000000"/>
    </style:style>
    <style:style style:name="ce14" style:family="table-cell" style:parent-style-name="Default" style:data-style-name="N122">
      <style:table-cell-properties fo:background-color="#ffe994" fo:border="0.06pt solid #000000"/>
    </style:style>
    <style:style style:name="ce10" style:family="table-cell" style:parent-style-name="Default" style:data-style-name="N119">
      <style:table-cell-properties fo:background-color="#ffe994" fo:border="0.06pt solid #000000"/>
    </style:style>
    <style:style style:name="ce11" style:family="table-cell" style:parent-style-name="Default" style:data-style-name="N122"/>
    <style:style style:name="ce12" style:family="table-cell" style:parent-style-name="Default" style:data-style-name="N123"/>
    <style:style style:name="ce1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number-columns-repeated="2" table:default-cell-style-name="ce3"/>
        <table:table-column table:style-name="co2" table:default-cell-style-name="ce10"/>
        <table:table-column table:style-name="co1" table:default-cell-style-name="ce9"/>
        <table:table-column table:style-name="co3" table:number-columns-repeated="2" table:default-cell-style-name="ce9"/>
        <table:table-column table:style-name="co1" table:number-columns-repeated="4" table:default-cell-style-name="Default"/>
        <table:table-row table:style-name="ro1">
          <table:table-cell table:style-name="Default" table:number-columns-repeated="2"/>
          <table:table-cell table:style-name="Default" office:value-type="string" calcext:value-type="string" table:number-columns-spanned="4" table:number-rows-spanned="1">
            <text:p>Número de Elementos</text:p>
          </table:table-cell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Threads #2</text:p>
          </table:table-cell>
          <table:table-cell office:value-type="string" calcext:value-type="string">
            <text:p>Bubble</text:p>
          </table:table-cell>
          <table:table-cell table:style-name="ce7" table:formula="of:=[$'200'.$B$2]" office:value-type="float" office:value="72.5056" calcext:value-type="float">
            <text:p>72,5056</text:p>
          </table:table-cell>
          <table:table-cell table:formula="of:=[$'400'.$B$2]" office:value-type="float" office:value="364.3944" calcext:value-type="float">
            <text:p>364,3944000</text:p>
          </table:table-cell>
          <table:table-cell table:formula="of:=[$'800'.$B$2]" office:value-type="float" office:value="1887.0642" calcext:value-type="float">
            <text:p>1887,0642000</text:p>
          </table:table-cell>
          <table:table-cell table:formula="of:=[$'1600'.$B$2]" office:value-type="float" office:value="8924.2948" calcext:value-type="float">
            <text:p>8924,2948000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covered-table-cell/>
          <table:table-cell office:value-type="string" calcext:value-type="string">
            <text:p>Merge</text:p>
          </table:table-cell>
          <table:table-cell table:style-name="ce7" table:formula="of:=[$'200'.$C$2]" office:value-type="float" office:value="0.1154" calcext:value-type="float">
            <text:p>0,1154</text:p>
          </table:table-cell>
          <table:table-cell table:formula="of:=[$'400'.$C$2]" office:value-type="float" office:value="0.1418" calcext:value-type="float">
            <text:p>0,1418000</text:p>
          </table:table-cell>
          <table:table-cell table:formula="of:=[$'800'.$C$2]" office:value-type="float" office:value="0.2142" calcext:value-type="float">
            <text:p>0,2142000</text:p>
          </table:table-cell>
          <table:table-cell table:formula="of:=[$'1600'.$C$2]" office:value-type="float" office:value="0.6104" calcext:value-type="float">
            <text:p>0,6104000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style-name="ce9" table:formula="of:=[.C3]+[.C4]" office:value-type="float" office:value="72.621" calcext:value-type="float">
            <text:p>72,6210000</text:p>
          </table:table-cell>
          <table:table-cell table:formula="of:=[.D3]+[.D4]" office:value-type="float" office:value="364.5362" calcext:value-type="float">
            <text:p>364,5362000</text:p>
          </table:table-cell>
          <table:table-cell table:formula="of:=[.E3]+[.E4]" office:value-type="float" office:value="1887.2784" calcext:value-type="float">
            <text:p>1887,2784000</text:p>
          </table:table-cell>
          <table:table-cell table:formula="of:=[.F3]+[.F4]" office:value-type="float" office:value="8924.9052" calcext:value-type="float">
            <text:p>8924,9052000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Threads #4</text:p>
          </table:table-cell>
          <table:table-cell table:style-name="ce6" office:value-type="string" calcext:value-type="string">
            <text:p>Bubble</text:p>
          </table:table-cell>
          <table:table-cell table:style-name="ce14" table:formula="of:=[$'200'.$B$3]" office:value-type="float" office:value="15.4904" calcext:value-type="float">
            <text:p>15,4904</text:p>
          </table:table-cell>
          <table:table-cell table:style-name="ce10" table:formula="of:=[$'400'.$B$3]" office:value-type="float" office:value="82.8836" calcext:value-type="float">
            <text:p>82,8836000</text:p>
          </table:table-cell>
          <table:table-cell table:style-name="ce10" table:formula="of:=[$'800'.$B$3]" office:value-type="float" office:value="430.4964" calcext:value-type="float">
            <text:p>430,4964000</text:p>
          </table:table-cell>
          <table:table-cell table:style-name="ce10" table:formula="of:=[$'1600'.$B$3]" office:value-type="float" office:value="2116.6934" calcext:value-type="float">
            <text:p>2116,6934000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covered-table-cell table:style-name="ce6"/>
          <table:table-cell table:style-name="ce6" office:value-type="string" calcext:value-type="string">
            <text:p>Merge</text:p>
          </table:table-cell>
          <table:table-cell table:style-name="ce14" table:formula="of:=[$'200'.$C$3]" office:value-type="float" office:value="0.156" calcext:value-type="float">
            <text:p>0,1560</text:p>
          </table:table-cell>
          <table:table-cell table:style-name="ce14" table:formula="of:=[$'400'.$C$3]" office:value-type="float" office:value="0.1708" calcext:value-type="float">
            <text:p>0,1708</text:p>
          </table:table-cell>
          <table:table-cell table:style-name="ce14" table:formula="of:=[$'800'.$C$3]" office:value-type="float" office:value="0.2528" calcext:value-type="float">
            <text:p>0,2528</text:p>
          </table:table-cell>
          <table:table-cell table:style-name="ce14" table:formula="of:=[$'1600'.$C$3]" office:value-type="float" office:value="0.7106" calcext:value-type="float">
            <text:p>0,7106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covered-table-cell table:style-name="ce6"/>
          <table:table-cell table:style-name="ce6" office:value-type="string" calcext:value-type="string">
            <text:p>Total</text:p>
          </table:table-cell>
          <table:table-cell table:formula="of:=[.C6]+[.C7]" office:value-type="float" office:value="15.6464" calcext:value-type="float">
            <text:p>15,6464000</text:p>
          </table:table-cell>
          <table:table-cell table:style-name="ce10" table:formula="of:=[.D6]+[.D7]" office:value-type="float" office:value="83.0544" calcext:value-type="float">
            <text:p>83,0544000</text:p>
          </table:table-cell>
          <table:table-cell table:style-name="ce10" table:formula="of:=[.E6]+[.E7]" office:value-type="float" office:value="430.7492" calcext:value-type="float">
            <text:p>430,7492000</text:p>
          </table:table-cell>
          <table:table-cell table:style-name="ce10" table:formula="of:=[.F6]+[.F7]" office:value-type="float" office:value="2117.404" calcext:value-type="float">
            <text:p>2117,4040000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Threads #8</text:p>
          </table:table-cell>
          <table:table-cell office:value-type="string" calcext:value-type="string">
            <text:p>Bubble</text:p>
          </table:table-cell>
          <table:table-cell table:style-name="ce9" table:formula="of:=[$'200'.$B$4]" office:value-type="float" office:value="6.7626" calcext:value-type="float">
            <text:p>6,7626000</text:p>
          </table:table-cell>
          <table:table-cell table:formula="of:=[$'400'.$B$4]" office:value-type="float" office:value="7.313" calcext:value-type="float">
            <text:p>7,3130000</text:p>
          </table:table-cell>
          <table:table-cell table:formula="of:=[$'800'.$B$4]" office:value-type="float" office:value="83.748" calcext:value-type="float">
            <text:p>83,7480000</text:p>
          </table:table-cell>
          <table:table-cell table:formula="of:=[$'1600'.$B$4]" office:value-type="float" office:value="506.599" calcext:value-type="float">
            <text:p>506,599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erge</text:p>
          </table:table-cell>
          <table:table-cell table:style-name="ce9" table:formula="of:=[$'200'.$C$4]" office:value-type="float" office:value="0.1378" calcext:value-type="float">
            <text:p>0,1378000</text:p>
          </table:table-cell>
          <table:table-cell table:formula="of:=[$'400'.$C$4]" office:value-type="float" office:value="0.189" calcext:value-type="float">
            <text:p>0,1890000</text:p>
          </table:table-cell>
          <table:table-cell table:formula="of:=[$'800'.$C$4]" office:value-type="float" office:value="0.2752" calcext:value-type="float">
            <text:p>0,2752000</text:p>
          </table:table-cell>
          <table:table-cell table:formula="of:=[$'1600'.$C$4]" office:value-type="float" office:value="0.8116" calcext:value-type="float">
            <text:p>0,8116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style-name="ce9" table:formula="of:=[.C9]+[.C10]" office:value-type="float" office:value="6.9004" calcext:value-type="float">
            <text:p>6,9004000</text:p>
          </table:table-cell>
          <table:table-cell table:formula="of:=[.D9]+[.D10]" office:value-type="float" office:value="7.502" calcext:value-type="float">
            <text:p>7,5020000</text:p>
          </table:table-cell>
          <table:table-cell table:formula="of:=[.E9]+[.E10]" office:value-type="float" office:value="84.0232" calcext:value-type="float">
            <text:p>84,0232000</text:p>
          </table:table-cell>
          <table:table-cell table:formula="of:=[.F9]+[.F10]" office:value-type="float" office:value="507.4106" calcext:value-type="float">
            <text:p>507,41060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3">
            <text:p>Threads #16</text:p>
          </table:table-cell>
          <table:table-cell table:style-name="ce6" office:value-type="string" calcext:value-type="string">
            <text:p>Bubble</text:p>
          </table:table-cell>
          <table:table-cell table:formula="of:=[$'200'.$B$5]" office:value-type="float" office:value="4.2414" calcext:value-type="float">
            <text:p>4,2414000</text:p>
          </table:table-cell>
          <table:table-cell table:style-name="ce10" table:formula="of:=[$'400'.$B$5]" office:value-type="float" office:value="8.2416" calcext:value-type="float">
            <text:p>8,2416000</text:p>
          </table:table-cell>
          <table:table-cell table:style-name="ce10" table:formula="of:=[$'800'.$B$5]" office:value-type="float" office:value="12.8254" calcext:value-type="float">
            <text:p>12,8254000</text:p>
          </table:table-cell>
          <table:table-cell table:style-name="ce10" table:formula="of:=[$'1600'.$B$5]" office:value-type="float" office:value="101.3186" calcext:value-type="float">
            <text:p>101,3186000</text:p>
          </table:table-cell>
          <table:table-cell table:number-columns-repeated="4"/>
        </table:table-row>
        <table:table-row table:style-name="ro1">
          <table:covered-table-cell table:style-name="ce6"/>
          <table:table-cell table:style-name="ce6" office:value-type="string" calcext:value-type="string">
            <text:p>Merge</text:p>
          </table:table-cell>
          <table:table-cell table:formula="of:=[$'200'.$C$5]" office:value-type="float" office:value="0.1322" calcext:value-type="float">
            <text:p>0,1322000</text:p>
          </table:table-cell>
          <table:table-cell table:style-name="ce10" table:formula="of:=[$'400'.$C$5]" office:value-type="float" office:value="0.1982" calcext:value-type="float">
            <text:p>0,1982000</text:p>
          </table:table-cell>
          <table:table-cell table:style-name="ce10" table:formula="of:=[$'800'.$C$5]" office:value-type="float" office:value="0.3218" calcext:value-type="float">
            <text:p>0,3218000</text:p>
          </table:table-cell>
          <table:table-cell table:style-name="ce10" table:formula="of:=[$'1600'.$C$5]" office:value-type="float" office:value="0.8448" calcext:value-type="float">
            <text:p>0,8448000</text:p>
          </table:table-cell>
          <table:table-cell table:number-columns-repeated="4"/>
        </table:table-row>
        <table:table-row table:style-name="ro1">
          <table:covered-table-cell table:style-name="ce6"/>
          <table:table-cell table:style-name="ce6" office:value-type="string" calcext:value-type="string">
            <text:p>Total</text:p>
          </table:table-cell>
          <table:table-cell table:formula="of:=[.C12]+[.C13]" office:value-type="float" office:value="4.3736" calcext:value-type="float">
            <text:p>4,3736000</text:p>
          </table:table-cell>
          <table:table-cell table:style-name="ce10" table:formula="of:=[.D12]+[.D13]" office:value-type="float" office:value="8.4398" calcext:value-type="float">
            <text:p>8,4398000</text:p>
          </table:table-cell>
          <table:table-cell table:style-name="ce10" table:formula="of:=[.E12]+[.E13]" office:value-type="float" office:value="13.1472" calcext:value-type="float">
            <text:p>13,1472000</text:p>
          </table:table-cell>
          <table:table-cell table:style-name="ce10" table:formula="of:=[.F12]+[.F13]" office:value-type="float" office:value="102.1634" calcext:value-type="float">
            <text:p>102,16340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Threads #32</text:p>
          </table:table-cell>
          <table:table-cell office:value-type="string" calcext:value-type="string">
            <text:p>Bubble</text:p>
          </table:table-cell>
          <table:table-cell table:style-name="ce7" table:formula="of:=[$'200'.$B$6]" office:value-type="float" office:value="3.458" calcext:value-type="float">
            <text:p>3,4580</text:p>
          </table:table-cell>
          <table:table-cell table:formula="of:=[$'400'.$B$6]" office:value-type="float" office:value="4.9782" calcext:value-type="float">
            <text:p>4,9782000</text:p>
          </table:table-cell>
          <table:table-cell table:formula="of:=[$'800'.$B$6]" office:value-type="float" office:value="9.6696" calcext:value-type="float">
            <text:p>9,6696000</text:p>
          </table:table-cell>
          <table:table-cell table:formula="of:=[$'1600'.$B$6]" office:value-type="float" office:value="22.6586" calcext:value-type="float">
            <text:p>22,6586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erge</text:p>
          </table:table-cell>
          <table:table-cell table:style-name="ce7" table:formula="of:=[$'200'.$C$6]" office:value-type="float" office:value="0.1686" calcext:value-type="float">
            <text:p>0,1686</text:p>
          </table:table-cell>
          <table:table-cell table:formula="of:=[$'400'.$C$6]" office:value-type="float" office:value="0.1984" calcext:value-type="float">
            <text:p>0,1984000</text:p>
          </table:table-cell>
          <table:table-cell table:formula="of:=[$'800'.$C$6]" office:value-type="float" office:value="0.3414" calcext:value-type="float">
            <text:p>0,3414000</text:p>
          </table:table-cell>
          <table:table-cell table:formula="of:=[$'1600'.$C$6]" office:value-type="float" office:value="0.893" calcext:value-type="float">
            <text:p>0,893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style-name="ce9" table:formula="of:=[.C15]+[.C16]" office:value-type="float" office:value="3.6266" calcext:value-type="float">
            <text:p>3,6266000</text:p>
          </table:table-cell>
          <table:table-cell table:formula="of:=[.D15]+[.D16]" office:value-type="float" office:value="5.1766" calcext:value-type="float">
            <text:p>5,1766000</text:p>
          </table:table-cell>
          <table:table-cell table:formula="of:=[.E15]+[.E16]" office:value-type="float" office:value="10.011" calcext:value-type="float">
            <text:p>10,0110000</text:p>
          </table:table-cell>
          <table:table-cell table:formula="of:=[.F15]+[.F16]" office:value-type="float" office:value="23.5516" calcext:value-type="float">
            <text:p>23,55160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3">
            <text:p>Serial</text:p>
          </table:table-cell>
          <table:table-cell table:style-name="ce6" office:value-type="string" calcext:value-type="string">
            <text:p>Bubble</text:p>
          </table:table-cell>
          <table:table-cell office:value-type="float" office:value="0.001348" calcext:value-type="float">
            <text:p>0,0013480</text:p>
          </table:table-cell>
          <table:table-cell table:style-name="ce10" office:value-type="float" office:value="0.004544" calcext:value-type="float">
            <text:p>0,0045440</text:p>
          </table:table-cell>
          <table:table-cell table:style-name="ce10" office:value-type="float" office:value="0.016314" calcext:value-type="float">
            <text:p>0,0163140</text:p>
          </table:table-cell>
          <table:table-cell table:style-name="ce10" office:value-type="float" office:value="0.062586" calcext:value-type="float">
            <text:p>0,0625860</text:p>
          </table:table-cell>
          <table:table-cell table:number-columns-repeated="4"/>
        </table:table-row>
        <table:table-row table:style-name="ro1">
          <table:covered-table-cell table:style-name="ce6"/>
          <table:table-cell table:style-name="ce6" office:value-type="string" calcext:value-type="string">
            <text:p>Merge</text:p>
          </table:table-cell>
          <table:table-cell office:value-type="float" office:value="0.000156" calcext:value-type="float">
            <text:p>0,0001560</text:p>
          </table:table-cell>
          <table:table-cell table:style-name="ce10" office:value-type="float" office:value="0.000277" calcext:value-type="float">
            <text:p>0,0002770</text:p>
          </table:table-cell>
          <table:table-cell table:style-name="ce10" office:value-type="float" office:value="0.000482" calcext:value-type="float">
            <text:p>0,0004820</text:p>
          </table:table-cell>
          <table:table-cell table:style-name="ce10" office:value-type="float" office:value="0.000802" calcext:value-type="float">
            <text:p>0,0008020</text:p>
          </table:table-cell>
          <table:table-cell table:number-columns-repeated="4"/>
        </table:table-row>
        <table:table-row table:style-name="ro1">
          <table:covered-table-cell table:style-name="ce6"/>
          <table:table-cell table:style-name="ce6" office:value-type="string" calcext:value-type="string">
            <text:p>Total</text:p>
          </table:table-cell>
          <table:table-cell table:formula="of:=[.C18]+[.C19]" office:value-type="float" office:value="0.001504" calcext:value-type="float">
            <text:p>0,0015040</text:p>
          </table:table-cell>
          <table:table-cell table:style-name="ce10" office:value-type="float" office:value="0.004842" calcext:value-type="float">
            <text:p>0,0048420</text:p>
          </table:table-cell>
          <table:table-cell table:style-name="ce10" office:value-type="float" office:value="0.016796" calcext:value-type="float">
            <text:p>0,0167960</text:p>
          </table:table-cell>
          <table:table-cell table:style-name="ce10" office:value-type="float" office:value="0.063388" calcext:value-type="float">
            <text:p>0,0633880</text:p>
          </table:table-cell>
          <table:table-cell table:number-columns-repeated="4"/>
        </table:table-row>
      </table:table>
      <table:table table:name="200" table:style-name="ta1">
        <table:shapes>
          <draw:frame draw:z-index="0" draw:style-name="gr1" draw:text-style-name="P1" svg:width="159.95mm" svg:height="90.04mm" svg:x="84.26mm" svg:y="12.48mm">
            <draw:object draw:notify-on-update-of-ranges="'200'.A2:'200'.A7 '200'.B1:'200'.B1 '200'.B2:'200'.B7 '200'.C1:'200'.C1 '200'.C2:'200'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1"/>
        <table:table-row table:style-name="ro1">
          <table:table-cell/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Merge</text:p>
          </table:table-cell>
        </table:table-row>
        <table:table-row table:style-name="ro1">
          <table:table-cell office:value-type="string" calcext:value-type="string">
            <text:p>Threads #2</text:p>
          </table:table-cell>
          <table:table-cell table:formula="of:=[.B12]*1000" office:value-type="float" office:value="72.5056" calcext:value-type="float">
            <text:p>72,5056</text:p>
          </table:table-cell>
          <table:table-cell table:formula="of:=[.C12]*1000" office:value-type="float" office:value="0.1154" calcext:value-type="float">
            <text:p>0,1154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table:formula="of:=[.B13]*1000" office:value-type="float" office:value="15.4904" calcext:value-type="float">
            <text:p>15,4904</text:p>
          </table:table-cell>
          <table:table-cell table:formula="of:=[.C13]*1000" office:value-type="float" office:value="0.156" calcext:value-type="float">
            <text:p>0,1560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table:formula="of:=[.B14]*1000" office:value-type="float" office:value="6.7626" calcext:value-type="float">
            <text:p>6,7626</text:p>
          </table:table-cell>
          <table:table-cell table:formula="of:=[.C14]*1000" office:value-type="float" office:value="0.1378" calcext:value-type="float">
            <text:p>0,1378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table:formula="of:=[.B15]*1000" office:value-type="float" office:value="4.2414" calcext:value-type="float">
            <text:p>4,2414</text:p>
          </table:table-cell>
          <table:table-cell table:formula="of:=[.C15]*1000" office:value-type="float" office:value="0.1322" calcext:value-type="float">
            <text:p>0,1322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table:formula="of:=[.B16]*1000" office:value-type="float" office:value="3.458" calcext:value-type="float">
            <text:p>3,4580</text:p>
          </table:table-cell>
          <table:table-cell table:formula="of:=[.C16]*1000" office:value-type="float" office:value="0.1686" calcext:value-type="float">
            <text:p>0,1686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formula="of:=[resultados.C18]*1000" office:value-type="float" office:value="1.348" calcext:value-type="float">
            <text:p>1,3480</text:p>
          </table:table-cell>
          <table:table-cell table:formula="of:=[resultados.C19]*1000" office:value-type="float" office:value="0.156" calcext:value-type="float">
            <text:p>0,1560</text:p>
          </table:table-cell>
        </table:table-row>
        <table:table-row table:style-name="ro1" table:number-rows-repeated="4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hreads #2</text:p>
          </table:table-cell>
          <table:table-cell office:value-type="float" office:value="0.0725056" calcext:value-type="float">
            <text:p>0,0725</text:p>
          </table:table-cell>
          <table:table-cell office:value-type="float" office:value="0.0001154" calcext:value-type="float">
            <text:p>0,0001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office:value-type="float" office:value="0.0154904" calcext:value-type="float">
            <text:p>0,0155</text:p>
          </table:table-cell>
          <table:table-cell office:value-type="float" office:value="0.000156" calcext:value-type="float">
            <text:p>0,0002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office:value-type="float" office:value="0.0067626" calcext:value-type="float">
            <text:p>0,0068</text:p>
          </table:table-cell>
          <table:table-cell office:value-type="float" office:value="0.0001378" calcext:value-type="float">
            <text:p>0,0001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office:value-type="float" office:value="0.0042414" calcext:value-type="float">
            <text:p>0,0042</text:p>
          </table:table-cell>
          <table:table-cell office:value-type="float" office:value="0.0001322" calcext:value-type="float">
            <text:p>0,0001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office:value-type="float" office:value="0.003458" calcext:value-type="float">
            <text:p>0,0035</text:p>
          </table:table-cell>
          <table:table-cell office:value-type="float" office:value="0.0001686" calcext:value-type="float">
            <text:p>0,0002</text:p>
          </table:table-cell>
        </table:table-row>
      </table:table>
      <table:table table:name="400" table:style-name="ta1">
        <table:shapes>
          <draw:frame draw:z-index="0" draw:style-name="gr1" draw:text-style-name="P1" svg:width="159.99mm" svg:height="89.99mm" svg:x="88.84mm" svg:y="20.66mm">
            <draw:object draw:notify-on-update-of-ranges="'400'.A2:'400'.A7 '400'.B1:'400'.B1 '400'.B2:'400'.B7 '400'.C1:'400'.C1 '400'.C2:'400'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2"/>
        <table:table-row table:style-name="ro1">
          <table:table-cell/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Merge</text:p>
          </table:table-cell>
        </table:table-row>
        <table:table-row table:style-name="ro1">
          <table:table-cell office:value-type="string" calcext:value-type="string">
            <text:p>Threads #2</text:p>
          </table:table-cell>
          <table:table-cell table:formula="of:=[.B12]*1000" office:value-type="float" office:value="364.3944" calcext:value-type="float">
            <text:p>364,394</text:p>
          </table:table-cell>
          <table:table-cell table:formula="of:=[.C12]*1000" office:value-type="float" office:value="0.1418" calcext:value-type="float">
            <text:p>0,142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table:formula="of:=[.B13]*1000" office:value-type="float" office:value="82.8836" calcext:value-type="float">
            <text:p>82,884</text:p>
          </table:table-cell>
          <table:table-cell table:formula="of:=[.C13]*1000" office:value-type="float" office:value="0.1708" calcext:value-type="float">
            <text:p>0,171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table:formula="of:=[.B14]*1000" office:value-type="float" office:value="7.313" calcext:value-type="float">
            <text:p>7,313</text:p>
          </table:table-cell>
          <table:table-cell table:formula="of:=[.C14]*1000" office:value-type="float" office:value="0.189" calcext:value-type="float">
            <text:p>0,189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table:formula="of:=[.B15]*1000" office:value-type="float" office:value="8.2416" calcext:value-type="float">
            <text:p>8,242</text:p>
          </table:table-cell>
          <table:table-cell table:formula="of:=[.C15]*1000" office:value-type="float" office:value="0.1982" calcext:value-type="float">
            <text:p>0,198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table:formula="of:=[.B16]*1000" office:value-type="float" office:value="4.9782" calcext:value-type="float">
            <text:p>4,978</text:p>
          </table:table-cell>
          <table:table-cell table:formula="of:=[.C16]*1000" office:value-type="float" office:value="0.1984" calcext:value-type="float">
            <text:p>0,198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formula="of:=[resultados.D18]*1000" office:value-type="float" office:value="4.544" calcext:value-type="float">
            <text:p>4,544</text:p>
          </table:table-cell>
          <table:table-cell table:formula="of:=[resultados.D19]*1000" office:value-type="float" office:value="0.277" calcext:value-type="float">
            <text:p>0,277</text:p>
          </table:table-cell>
        </table:table-row>
        <table:table-row table:style-name="ro1" table:number-rows-repeated="4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hreads #2</text:p>
          </table:table-cell>
          <table:table-cell office:value-type="float" office:value="0.3643944" calcext:value-type="float">
            <text:p>0,364</text:p>
          </table:table-cell>
          <table:table-cell office:value-type="float" office:value="0.0001418" calcext:value-type="float">
            <text:p>0,000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office:value-type="float" office:value="0.0828836" calcext:value-type="float">
            <text:p>0,083</text:p>
          </table:table-cell>
          <table:table-cell office:value-type="float" office:value="0.0001708" calcext:value-type="float">
            <text:p>0,000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office:value-type="float" office:value="0.007313" calcext:value-type="float">
            <text:p>0,007</text:p>
          </table:table-cell>
          <table:table-cell office:value-type="float" office:value="0.000189" calcext:value-type="float">
            <text:p>0,000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office:value-type="float" office:value="0.0082416" calcext:value-type="float">
            <text:p>0,008</text:p>
          </table:table-cell>
          <table:table-cell office:value-type="float" office:value="0.0001982" calcext:value-type="float">
            <text:p>0,000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office:value-type="float" office:value="0.0049782" calcext:value-type="float">
            <text:p>0,005</text:p>
          </table:table-cell>
          <table:table-cell office:value-type="float" office:value="0.0001984" calcext:value-type="float">
            <text:p>0,000</text:p>
          </table:table-cell>
        </table:table-row>
      </table:table>
      <table:table table:name="800" table:style-name="ta1">
        <table:shapes>
          <draw:frame draw:z-index="0" draw:style-name="gr1" draw:text-style-name="P1" svg:width="159.99mm" svg:height="89.99mm" svg:x="109.76mm" svg:y="11.62mm">
            <draw:object draw:notify-on-update-of-ranges="'800'.A2:'800'.A7 '800'.B1:'800'.B1 '800'.B2:'800'.B7 '800'.C1:'800'.C1 '800'.C2:'800'.C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1"/>
        <table:table-row table:style-name="ro1">
          <table:table-cell/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Merge</text:p>
          </table:table-cell>
        </table:table-row>
        <table:table-row table:style-name="ro1">
          <table:table-cell office:value-type="string" calcext:value-type="string">
            <text:p>Threads #2</text:p>
          </table:table-cell>
          <table:table-cell table:formula="of:=[.B12]*1000" office:value-type="float" office:value="1887.0642" calcext:value-type="float">
            <text:p>1887,0642</text:p>
          </table:table-cell>
          <table:table-cell table:formula="of:=[.C12]*1000" office:value-type="float" office:value="0.2142" calcext:value-type="float">
            <text:p>0,2142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table:formula="of:=[.B13]*1000" office:value-type="float" office:value="430.4964" calcext:value-type="float">
            <text:p>430,4964</text:p>
          </table:table-cell>
          <table:table-cell table:formula="of:=[.C13]*1000" office:value-type="float" office:value="0.2528" calcext:value-type="float">
            <text:p>0,2528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table:formula="of:=[.B14]*1000" office:value-type="float" office:value="83.748" calcext:value-type="float">
            <text:p>83,7480</text:p>
          </table:table-cell>
          <table:table-cell table:formula="of:=[.C14]*1000" office:value-type="float" office:value="0.2752" calcext:value-type="float">
            <text:p>0,2752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table:formula="of:=[.B15]*1000" office:value-type="float" office:value="12.8254" calcext:value-type="float">
            <text:p>12,8254</text:p>
          </table:table-cell>
          <table:table-cell table:formula="of:=[.C15]*1000" office:value-type="float" office:value="0.3218" calcext:value-type="float">
            <text:p>0,3218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table:formula="of:=[.B16]*1000" office:value-type="float" office:value="9.6696" calcext:value-type="float">
            <text:p>9,6696</text:p>
          </table:table-cell>
          <table:table-cell table:formula="of:=[.C16]*1000" office:value-type="float" office:value="0.3414" calcext:value-type="float">
            <text:p>0,3414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formula="of:=[resultados.E18]*1000" office:value-type="float" office:value="16.314" calcext:value-type="float">
            <text:p>16,3140</text:p>
          </table:table-cell>
          <table:table-cell table:formula="of:=[resultados.E19]*1000" office:value-type="float" office:value="0.482" calcext:value-type="float">
            <text:p>0,4820</text:p>
          </table:table-cell>
        </table:table-row>
        <table:table-row table:style-name="ro1" table:number-rows-repeated="4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hreads #2</text:p>
          </table:table-cell>
          <table:table-cell office:value-type="float" office:value="1.8870642" calcext:value-type="float">
            <text:p>1,8871</text:p>
          </table:table-cell>
          <table:table-cell office:value-type="float" office:value="0.0002142" calcext:value-type="float">
            <text:p>0,0002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office:value-type="float" office:value="0.4304964" calcext:value-type="float">
            <text:p>0,4305</text:p>
          </table:table-cell>
          <table:table-cell office:value-type="float" office:value="0.0002528" calcext:value-type="float">
            <text:p>0,0003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office:value-type="float" office:value="0.083748" calcext:value-type="float">
            <text:p>0,0837</text:p>
          </table:table-cell>
          <table:table-cell office:value-type="float" office:value="0.0002752" calcext:value-type="float">
            <text:p>0,0003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office:value-type="float" office:value="0.0128254" calcext:value-type="float">
            <text:p>0,0128</text:p>
          </table:table-cell>
          <table:table-cell office:value-type="float" office:value="0.0003218" calcext:value-type="float">
            <text:p>0,0003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office:value-type="float" office:value="0.0096696" calcext:value-type="float">
            <text:p>0,0097</text:p>
          </table:table-cell>
          <table:table-cell office:value-type="float" office:value="0.0003414" calcext:value-type="float">
            <text:p>0,0003</text:p>
          </table:table-cell>
        </table:table-row>
      </table:table>
      <table:table table:name="1600" table:style-name="ta1">
        <table:shapes>
          <draw:frame draw:z-index="0" draw:style-name="gr1" draw:text-style-name="P1" svg:width="159.99mm" svg:height="89.99mm" svg:x="96.28mm" svg:y="13.48mm">
            <draw:object draw:notify-on-update-of-ranges="'1600'.A2:'1600'.A7 '1600'.B1:'1600'.B1 '1600'.B2:'1600'.B7 '1600'.C1:'1600'.C1 '1600'.C2:'1600'.C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1"/>
        <table:table-row table:style-name="ro1">
          <table:table-cell/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Merge</text:p>
          </table:table-cell>
        </table:table-row>
        <table:table-row table:style-name="ro1">
          <table:table-cell office:value-type="string" calcext:value-type="string">
            <text:p>Threads #2</text:p>
          </table:table-cell>
          <table:table-cell table:formula="of:=[.B12]*1000" office:value-type="float" office:value="8924.2948" calcext:value-type="float">
            <text:p>8924,2948</text:p>
          </table:table-cell>
          <table:table-cell table:formula="of:=[.C12]*1000" office:value-type="float" office:value="0.6104" calcext:value-type="float">
            <text:p>0,6104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table:formula="of:=[.B13]*1000" office:value-type="float" office:value="2116.6934" calcext:value-type="float">
            <text:p>2116,6934</text:p>
          </table:table-cell>
          <table:table-cell table:formula="of:=[.C13]*1000" office:value-type="float" office:value="0.7106" calcext:value-type="float">
            <text:p>0,7106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table:formula="of:=[.B14]*1000" office:value-type="float" office:value="506.599" calcext:value-type="float">
            <text:p>506,5990</text:p>
          </table:table-cell>
          <table:table-cell table:formula="of:=[.C14]*1000" office:value-type="float" office:value="0.8116" calcext:value-type="float">
            <text:p>0,8116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table:formula="of:=[.B15]*1000" office:value-type="float" office:value="101.3186" calcext:value-type="float">
            <text:p>101,3186</text:p>
          </table:table-cell>
          <table:table-cell table:formula="of:=[.C15]*1000" office:value-type="float" office:value="0.8448" calcext:value-type="float">
            <text:p>0,8448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table:formula="of:=[.B16]*1000" office:value-type="float" office:value="22.6586" calcext:value-type="float">
            <text:p>22,6586</text:p>
          </table:table-cell>
          <table:table-cell table:formula="of:=[.C16]*1000" office:value-type="float" office:value="0.893" calcext:value-type="float">
            <text:p>0,8930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formula="of:=[resultados.F18]*1000" office:value-type="float" office:value="62.586" calcext:value-type="float">
            <text:p>62,5860</text:p>
          </table:table-cell>
          <table:table-cell table:formula="of:=[resultados.F19]*1000" office:value-type="float" office:value="0.802" calcext:value-type="float">
            <text:p>0,8020</text:p>
          </table:table-cell>
        </table:table-row>
        <table:table-row table:style-name="ro1" table:number-rows-repeated="4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hreads #2</text:p>
          </table:table-cell>
          <table:table-cell office:value-type="float" office:value="8.9242948" calcext:value-type="float">
            <text:p>8,9243</text:p>
          </table:table-cell>
          <table:table-cell office:value-type="float" office:value="0.0006104" calcext:value-type="float">
            <text:p>0,0006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office:value-type="float" office:value="2.1166934" calcext:value-type="float">
            <text:p>2,1167</text:p>
          </table:table-cell>
          <table:table-cell office:value-type="float" office:value="0.0007106" calcext:value-type="float">
            <text:p>0,0007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office:value-type="float" office:value="0.506599" calcext:value-type="float">
            <text:p>0,5066</text:p>
          </table:table-cell>
          <table:table-cell office:value-type="float" office:value="0.0008116" calcext:value-type="float">
            <text:p>0,0008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office:value-type="float" office:value="0.1013186" calcext:value-type="float">
            <text:p>0,1013</text:p>
          </table:table-cell>
          <table:table-cell office:value-type="float" office:value="0.0008448" calcext:value-type="float">
            <text:p>0,0008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office:value-type="float" office:value="0.0226586" calcext:value-type="float">
            <text:p>0,0227</text:p>
          </table:table-cell>
          <table:table-cell office:value-type="float" office:value="0.000893" calcext:value-type="float">
            <text:p>0,0009</text:p>
          </table:table-cell>
        </table:table-row>
      </table:table>
      <table:table table:name="total" table:style-name="ta1">
        <table:shapes>
          <draw:frame draw:z-index="0" draw:style-name="gr1" draw:text-style-name="P1" svg:width="191.05mm" svg:height="98.09mm" svg:x="87.08mm" svg:y="19.82mm">
            <draw:object draw:notify-on-update-of-ranges="total.B1:total.E1 total.B1:total.E1 total.A2:total.A2 total.B2:total.E2 total.B1:total.E1 total.A3:total.A3 total.B3:total.E3 total.B1:total.E1 total.A4:total.A4 total.B4:total.E4 total.B1:total.E1 total.A5:total.A5 total.B5:total.E5 total.B1:total.E1 total.A6:total.A6 total.B6:total.E6 total.B1:total.E1 total.A7:total.A7 total.B7:total.E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1"/>
        <table:table-row table:style-name="ro1"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Threads #2</text:p>
          </table:table-cell>
          <table:table-cell table:formula="of:=[resultados.C5]" office:value-type="float" office:value="72.621" calcext:value-type="float">
            <text:p>72,6210</text:p>
          </table:table-cell>
          <table:table-cell table:formula="of:=[resultados.D5]" office:value-type="float" office:value="364.5362" calcext:value-type="float">
            <text:p>364,5362</text:p>
          </table:table-cell>
          <table:table-cell table:formula="of:=[resultados.E5]" office:value-type="float" office:value="1887.2784" calcext:value-type="float">
            <text:p>1887,2784</text:p>
          </table:table-cell>
          <table:table-cell table:formula="of:=[resultados.F5]" office:value-type="float" office:value="8924.9052" calcext:value-type="float">
            <text:p>8924,9052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table:formula="of:=[resultados.C8]" office:value-type="float" office:value="15.6464" calcext:value-type="float">
            <text:p>15,6464</text:p>
          </table:table-cell>
          <table:table-cell table:formula="of:=[resultados.D8]" office:value-type="float" office:value="83.0544" calcext:value-type="float">
            <text:p>83,0544</text:p>
          </table:table-cell>
          <table:table-cell table:formula="of:=[resultados.E8]" office:value-type="float" office:value="430.7492" calcext:value-type="float">
            <text:p>430,7492</text:p>
          </table:table-cell>
          <table:table-cell table:formula="of:=[resultados.F8]" office:value-type="float" office:value="2117.404" calcext:value-type="float">
            <text:p>2117,4040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table:formula="of:=[resultados.C11]" office:value-type="float" office:value="6.9004" calcext:value-type="float">
            <text:p>6,9004</text:p>
          </table:table-cell>
          <table:table-cell table:formula="of:=[resultados.D11]" office:value-type="float" office:value="7.502" calcext:value-type="float">
            <text:p>7,5020</text:p>
          </table:table-cell>
          <table:table-cell table:formula="of:=[resultados.E11]" office:value-type="float" office:value="84.0232" calcext:value-type="float">
            <text:p>84,0232</text:p>
          </table:table-cell>
          <table:table-cell table:formula="of:=[resultados.F11]" office:value-type="float" office:value="507.4106" calcext:value-type="float">
            <text:p>507,4106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table:formula="of:=[resultados.C14]" office:value-type="float" office:value="4.3736" calcext:value-type="float">
            <text:p>4,3736</text:p>
          </table:table-cell>
          <table:table-cell table:formula="of:=[resultados.D14]" office:value-type="float" office:value="8.4398" calcext:value-type="float">
            <text:p>8,4398</text:p>
          </table:table-cell>
          <table:table-cell table:formula="of:=[resultados.E14]" office:value-type="float" office:value="13.1472" calcext:value-type="float">
            <text:p>13,1472</text:p>
          </table:table-cell>
          <table:table-cell table:formula="of:=[resultados.F14]" office:value-type="float" office:value="102.1634" calcext:value-type="float">
            <text:p>102,1634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table:formula="of:=[resultados.C17]" office:value-type="float" office:value="3.6266" calcext:value-type="float">
            <text:p>3,6266</text:p>
          </table:table-cell>
          <table:table-cell table:formula="of:=[resultados.D17]" office:value-type="float" office:value="5.1766" calcext:value-type="float">
            <text:p>5,1766</text:p>
          </table:table-cell>
          <table:table-cell table:formula="of:=[resultados.E17]" office:value-type="float" office:value="10.011" calcext:value-type="float">
            <text:p>10,0110</text:p>
          </table:table-cell>
          <table:table-cell table:formula="of:=[resultados.F17]" office:value-type="float" office:value="23.5516" calcext:value-type="float">
            <text:p>23,5516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formula="of:=[resultados.C20]*1000" office:value-type="float" office:value="1.504" calcext:value-type="float">
            <text:p>1,5040</text:p>
          </table:table-cell>
          <table:table-cell table:formula="of:=[resultados.D20]*1000" office:value-type="float" office:value="4.842" calcext:value-type="float">
            <text:p>4,8420</text:p>
          </table:table-cell>
          <table:table-cell table:formula="of:=[resultados.E20]*1000" office:value-type="float" office:value="16.796" calcext:value-type="float">
            <text:p>16,7960</text:p>
          </table:table-cell>
          <table:table-cell table:formula="of:=[resultados.F20]*1000" office:value-type="float" office:value="63.388" calcext:value-type="float">
            <text:p>63,3880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Threads #2</text:p>
          </table:table-cell>
          <table:table-cell table:style-name="ce13" table:formula="of:=[.B$7]/[.B2]" office:value-type="float" office:value="0.0207102628716212" calcext:value-type="float">
            <text:p>0,02</text:p>
          </table:table-cell>
          <table:table-cell table:style-name="ce13" table:formula="of:=[.C$7]/[.C2]" office:value-type="float" office:value="0.01328263146431" calcext:value-type="float">
            <text:p>0,01</text:p>
          </table:table-cell>
          <table:table-cell table:style-name="ce13" table:formula="of:=[.D$7]/[.D2]" office:value-type="float" office:value="0.0088995878933389" calcext:value-type="float">
            <text:p>0,01</text:p>
          </table:table-cell>
          <table:table-cell table:style-name="ce13" table:formula="of:=[.E$7]/[.E2]" office:value-type="float" office:value="0.0071023723590924" calcext:value-type="float">
            <text:p>0,01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table:style-name="ce13" table:formula="of:=[.B$7]/[.B3]" office:value-type="float" office:value="0.096124348092852" calcext:value-type="float">
            <text:p>0,10</text:p>
          </table:table-cell>
          <table:table-cell table:style-name="ce13" table:formula="of:=[.C$7]/[.C3]" office:value-type="float" office:value="0.0582991388776513" calcext:value-type="float">
            <text:p>0,06</text:p>
          </table:table-cell>
          <table:table-cell table:style-name="ce13" table:formula="of:=[.D$7]/[.D3]" office:value-type="float" office:value="0.0389925274382402" calcext:value-type="float">
            <text:p>0,04</text:p>
          </table:table-cell>
          <table:table-cell table:style-name="ce13" table:formula="of:=[.E$7]/[.E3]" office:value-type="float" office:value="0.0299366582853343" calcext:value-type="float">
            <text:p>0,03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table:style-name="ce13" table:formula="of:=[.B$7]/[.B4]" office:value-type="float" office:value="0.217958379224393" calcext:value-type="float">
            <text:p>0,22</text:p>
          </table:table-cell>
          <table:table-cell table:style-name="ce13" table:formula="of:=[.C$7]/[.C4]" office:value-type="float" office:value="0.645427885897094" calcext:value-type="float">
            <text:p>0,65</text:p>
          </table:table-cell>
          <table:table-cell table:style-name="ce13" table:formula="of:=[.D$7]/[.D4]" office:value-type="float" office:value="0.199897171257462" calcext:value-type="float">
            <text:p>0,20</text:p>
          </table:table-cell>
          <table:table-cell table:style-name="ce13" table:formula="of:=[.E$7]/[.E4]" office:value-type="float" office:value="0.124924469453338" calcext:value-type="float">
            <text:p>0,12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table:style-name="ce13" table:formula="of:=[.B$7]/[.B5]" office:value-type="float" office:value="0.343881470642034" calcext:value-type="float">
            <text:p>0,34</text:p>
          </table:table-cell>
          <table:table-cell table:style-name="ce13" table:formula="of:=[.C$7]/[.C5]" office:value-type="float" office:value="0.573710277494727" calcext:value-type="float">
            <text:p>0,57</text:p>
          </table:table-cell>
          <table:table-cell table:style-name="ce13" table:formula="of:=[.D$7]/[.D5]" office:value-type="float" office:value="1.27753437994402" calcext:value-type="float">
            <text:p>1,28</text:p>
          </table:table-cell>
          <table:table-cell table:style-name="ce13" table:formula="of:=[.E$7]/[.E5]" office:value-type="float" office:value="0.620457032557648" calcext:value-type="float">
            <text:p>0,62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table:style-name="ce13" table:formula="of:=[.B$7]/[.B6]" office:value-type="float" office:value="0.414713505762974" calcext:value-type="float">
            <text:p>0,41</text:p>
          </table:table-cell>
          <table:table-cell table:style-name="ce13" table:formula="of:=[.C$7]/[.C6]" office:value-type="float" office:value="0.935362979561874" calcext:value-type="float">
            <text:p>0,94</text:p>
          </table:table-cell>
          <table:table-cell table:style-name="ce13" table:formula="of:=[.D$7]/[.D6]" office:value-type="float" office:value="1.67775447008291" calcext:value-type="float">
            <text:p>1,68</text:p>
          </table:table-cell>
          <table:table-cell table:style-name="ce13" table:formula="of:=[.E$7]/[.E6]" office:value-type="float" office:value="2.69145196080096" calcext:value-type="float">
            <text:p>2,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17" loext:min-decimal-places="17" number:min-integer-digits="1"/>
    </number:number-style>
    <number:number-style style:name="N111">
      <number:number number:decimal-places="18" loext:min-decimal-places="18" number:min-integer-digits="1"/>
    </number:number-style>
    <number:number-style style:name="N112">
      <number:number number:decimal-places="19" loext:min-decimal-places="19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 number:title="Definido pelo usuário">
      <number:number number:decimal-places="4" loext:min-decimal-places="4" number:min-integer-digits="1"/>
    </number:number-style>
    <number:number-style style:name="N123" number:title="Definido pelo usuário">
      <number:number number:decimal-places="3" loext:min-decimal-places="3"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08:09:56.8432257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8:27:43.965966009</meta:creation-date>
    <dc:date>2019-07-22T08:16:21.676045175</dc:date>
    <meta:editing-duration>PT3H37M58S</meta:editing-duration>
    <meta:editing-cycles>110</meta:editing-cycles>
    <meta:generator>LibreOffice/6.2.5.2$Linux_X86_64 LibreOffice_project/20$Build-2</meta:generator>
    <meta:document-statistic meta:table-count="6" meta:cell-count="30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2pt" style:font-size-asian="10pt" style:font-size-complex="10pt"/>
    </style:style>
    <style:style style:name="ch3" style:family="chart">
      <style:chart-properties chart:stacked="true" chart:connect-bars="tru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display-label="true" chart:logarithmic="false" chart:origin="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7" style:family="chart">
      <style:chart-properties style:rotation-angle="90"/>
      <style:text-properties fo:font-family="'Latin Modern Roman'" style:font-style-name="10 Regular" fo:font-size="12pt" style:font-size-asian="9pt" style:font-size-complex="9pt"/>
    </style:style>
    <style:style style:name="ch8" style:family="chart" style:data-style-name="N124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family="'Latin Modern Math'" style:font-style-name="Regular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24">
      <style:chart-properties loext:label-stroke-color="#3465a4" chart:link-data-style-to-source="true" chart:data-label-number="value" chart:data-label-text="false" chart:data-label-symbol="false" chart:label-position="near-origin"/>
      <style:graphic-properties draw:stroke="none" draw:fill-color="#ff420e" dr3d:edge-rounding="5%"/>
      <style:text-properties fo:font-family="'Latin Modern Math'" style:font-style-name="Regular"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bottom" svg:x="6.12cm" svg:y="8.194cm" style:legend-expansion="wide" chart:style-name="ch2"/>
        <chart:plot-area chart:style-name="ch3" table:cell-range-address="'200'.A1:'200'.C7" chart:data-source-has-labels="both" svg:x="1.633cm" svg:y="0.18cm" svg:width="14.044cm" svg:height="7.65cm">
          <chartooo:coordinate-region svg:x="2.625cm" svg:y="0.392cm" svg:width="13.052cm" svg:height="6.685cm"/>
          <chart:axis chart:dimension="x" chart:name="primary-x" chart:style-name="ch4" chartooo:axis-type="auto">
            <chartooo:date-scale/>
            <chart:categories table:cell-range-address="'200'.A2:'200'.A7"/>
            <chart:grid chart:style-name="ch5" chart:class="major"/>
          </chart:axis>
          <chart:axis chart:dimension="y" chart:name="primary-y" chart:style-name="ch6">
            <chart:title svg:x="0.529cm" svg:y="5.935cm" chart:style-name="ch7">
              <text:p>Tempo em milissegundos</text:p>
            </chart:title>
            <chart:grid chart:style-name="ch5" chart:class="major"/>
          </chart:axis>
          <chart:series chart:style-name="ch8" chart:values-cell-range-address="'200'.B2:'200'.B7" chart:label-cell-address="'200'.B1:'200'.B1" chart:class="chart:bar">
            <chart:data-point chart:style-name="ch9"/>
            <chart:data-point/>
            <chart:data-point chart:style-name="ch9"/>
            <chart:data-point chart:repeated="3"/>
          </chart:series>
          <chart:series chart:style-name="ch10" chart:values-cell-range-address="'200'.C2:'200'.C7" chart:label-cell-address="'200'.C1:'200'.C1" chart:class="chart:bar">
            <chart:data-point chart:repeated="2"/>
            <chart:data-point chart:style-name="ch9" chart:repeated="2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'200'.B1:'200'.B1</svg:desc>
                </draw:g>
              </table:table-cell>
              <table:table-cell office:value-type="string">
                <text:p>Merge</text:p>
                <draw:g>
                  <svg:desc>'200'.C1:'2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s #2</text:p>
                <draw:g>
                  <svg:desc>'200'.A2:'200'.A7</svg:desc>
                </draw:g>
              </table:table-cell>
              <table:table-cell office:value-type="float" office:value="72.5056">
                <text:p>72.5056</text:p>
                <draw:g>
                  <svg:desc>'200'.B2:'200'.B7</svg:desc>
                </draw:g>
              </table:table-cell>
              <table:table-cell office:value-type="float" office:value="0.1154">
                <text:p>0.1154</text:p>
                <draw:g>
                  <svg:desc>'200'.C2:'200'.C7</svg:desc>
                </draw:g>
              </table:table-cell>
            </table:table-row>
            <table:table-row>
              <table:table-cell office:value-type="string">
                <text:p>Threads #4</text:p>
              </table:table-cell>
              <table:table-cell office:value-type="float" office:value="15.4904">
                <text:p>15.4904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Threads #8</text:p>
              </table:table-cell>
              <table:table-cell office:value-type="float" office:value="6.7626">
                <text:p>6.7626</text:p>
              </table:table-cell>
              <table:table-cell office:value-type="float" office:value="0.1378">
                <text:p>0.1378</text:p>
              </table:table-cell>
            </table:table-row>
            <table:table-row>
              <table:table-cell office:value-type="string">
                <text:p>Threads #16</text:p>
              </table:table-cell>
              <table:table-cell office:value-type="float" office:value="4.2414">
                <text:p>4.2414</text:p>
              </table:table-cell>
              <table:table-cell office:value-type="float" office:value="0.1322">
                <text:p>0.1322</text:p>
              </table:table-cell>
            </table:table-row>
            <table:table-row>
              <table:table-cell office:value-type="string">
                <text:p>Threads #32</text:p>
              </table:table-cell>
              <table:table-cell office:value-type="float" office:value="3.458">
                <text:p>3.458</text:p>
              </table:table-cell>
              <table:table-cell office:value-type="float" office:value="0.1686">
                <text:p>0.1686</text:p>
              </table:table-cell>
            </table:table-row>
            <table:table-row>
              <table:table-cell office:value-type="string">
                <text:p>Serial</text:p>
              </table:table-cell>
              <table:table-cell office:value-type="float" office:value="1.348">
                <text:p>1.348</text:p>
              </table:table-cell>
              <table:table-cell office:value-type="float" office:value="0.156">
                <text:p>0.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display-label="true" chart:logarithmic="false" chart:origin="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Regular" fo:font-size="12pt" style:font-size-asian="9pt" style:font-size-complex="9pt"/>
    </style:style>
    <style:style style:name="ch8" style:family="chart" style:data-style-name="N124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family="'Latin Modern Math'" style:font-style-name="Regular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24">
      <style:chart-properties loext:label-stroke-color="#3465a4" chart:link-data-style-to-source="true" chart:data-label-number="value" chart:data-label-text="false" chart:data-label-symbol="false" chart:label-position="near-origin"/>
      <style:graphic-properties draw:stroke="none" draw:fill-color="#ff420e" dr3d:edge-rounding="5%"/>
      <style:text-properties fo:font-family="Lation" style:font-style-name="Regular"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122cm" svg:y="8.189cm" style:legend-expansion="wide" chart:style-name="ch2"/>
        <chart:plot-area chart:style-name="ch3" table:cell-range-address="'400'.A1:'400'.C7" chart:data-source-has-labels="both" svg:x="1.634cm" svg:y="0.18cm" svg:width="14.046cm" svg:height="7.645cm">
          <chartooo:coordinate-region svg:x="2.838cm" svg:y="0.392cm" svg:width="12.842cm" svg:height="6.68cm"/>
          <chart:axis chart:dimension="x" chart:name="primary-x" chart:style-name="ch4" chartooo:axis-type="auto">
            <chartooo:date-scale/>
            <chart:categories table:cell-range-address="'400'.A2:'400'.A7"/>
            <chart:grid chart:style-name="ch5" chart:class="major"/>
          </chart:axis>
          <chart:axis chart:dimension="y" chart:name="primary-y" chart:style-name="ch6">
            <chart:title svg:x="0.451cm" svg:y="6.433cm" chart:style-name="ch7">
              <text:p>Tempo em milissegundos</text:p>
            </chart:title>
            <chart:grid chart:style-name="ch5" chart:class="major"/>
          </chart:axis>
          <chart:series chart:style-name="ch8" chart:values-cell-range-address="'400'.B2:'400'.B7" chart:label-cell-address="'400'.B1:'400'.B1" chart:class="chart:bar">
            <chart:data-point chart:repeated="5"/>
            <chart:data-point chart:style-name="ch9"/>
          </chart:series>
          <chart:series chart:style-name="ch10" chart:values-cell-range-address="'400'.C2:'400'.C7" chart:label-cell-address="'400'.C1:'400'.C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'400'.B1:'400'.B1</svg:desc>
                </draw:g>
              </table:table-cell>
              <table:table-cell office:value-type="string">
                <text:p>Merge</text:p>
                <draw:g>
                  <svg:desc>'400'.C1:'4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s #2</text:p>
                <draw:g>
                  <svg:desc>'400'.A2:'400'.A7</svg:desc>
                </draw:g>
              </table:table-cell>
              <table:table-cell office:value-type="float" office:value="364.3944">
                <text:p>364.3944</text:p>
                <draw:g>
                  <svg:desc>'400'.B2:'400'.B7</svg:desc>
                </draw:g>
              </table:table-cell>
              <table:table-cell office:value-type="float" office:value="0.1418">
                <text:p>0.1418</text:p>
                <draw:g>
                  <svg:desc>'400'.C2:'400'.C7</svg:desc>
                </draw:g>
              </table:table-cell>
            </table:table-row>
            <table:table-row>
              <table:table-cell office:value-type="string">
                <text:p>Threads #4</text:p>
              </table:table-cell>
              <table:table-cell office:value-type="float" office:value="82.8836">
                <text:p>82.8836</text:p>
              </table:table-cell>
              <table:table-cell office:value-type="float" office:value="0.1708">
                <text:p>0.1708</text:p>
              </table:table-cell>
            </table:table-row>
            <table:table-row>
              <table:table-cell office:value-type="string">
                <text:p>Threads #8</text:p>
              </table:table-cell>
              <table:table-cell office:value-type="float" office:value="7.313">
                <text:p>7.313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Threads #16</text:p>
              </table:table-cell>
              <table:table-cell office:value-type="float" office:value="8.2416">
                <text:p>8.2416</text:p>
              </table:table-cell>
              <table:table-cell office:value-type="float" office:value="0.1982">
                <text:p>0.1982</text:p>
              </table:table-cell>
            </table:table-row>
            <table:table-row>
              <table:table-cell office:value-type="string">
                <text:p>Threads #32</text:p>
              </table:table-cell>
              <table:table-cell office:value-type="float" office:value="4.9782">
                <text:p>4.9782</text:p>
              </table:table-cell>
              <table:table-cell office:value-type="float" office:value="0.1984">
                <text:p>0.1984</text:p>
              </table:table-cell>
            </table:table-row>
            <table:table-row>
              <table:table-cell office:value-type="string">
                <text:p>Serial</text:p>
              </table:table-cell>
              <table:table-cell office:value-type="float" office:value="4.544">
                <text:p>4.544</text:p>
              </table:table-cell>
              <table:table-cell office:value-type="float" office:value="0.277">
                <text:p>0.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display-label="true" chart:logarithmic="false" chart:origin="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Regular" fo:font-size="12pt" style:font-size-asian="9pt" style:font-size-complex="9pt"/>
    </style:style>
    <style:style style:name="ch8" style:family="chart" style:data-style-name="N124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family="'Latin Modern Math'" style:font-style-name="Regular" fo:font-size="10pt" style:font-size-asian="10pt" style:font-size-complex="10pt"/>
    </style:style>
    <style:style style:name="ch9" style:family="chart" style:data-style-name="N124">
      <style:chart-properties loext:label-stroke-color="#3465a4" chart:link-data-style-to-source="true" chart:data-label-number="value" chart:data-label-text="false" chart:data-label-symbol="false" chart:label-position="near-origin"/>
      <style:graphic-properties draw:stroke="none" draw:fill-color="#ff420e" dr3d:edge-rounding="5%"/>
      <style:text-properties fo:font-family="'Latin Modern Math'" style:font-style-name="Regular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122cm" svg:y="8.189cm" style:legend-expansion="wide" chart:style-name="ch2"/>
        <chart:plot-area chart:style-name="ch3" table:cell-range-address="'800'.A1:'800'.C7" chart:data-source-has-labels="both" svg:x="1.634cm" svg:y="0.18cm" svg:width="14.046cm" svg:height="7.645cm">
          <chartooo:coordinate-region svg:x="3.049cm" svg:y="0.392cm" svg:width="12.631cm" svg:height="6.68cm"/>
          <chart:axis chart:dimension="x" chart:name="primary-x" chart:style-name="ch4" chartooo:axis-type="auto">
            <chartooo:date-scale/>
            <chart:categories table:cell-range-address="'800'.A2:'800'.A7"/>
            <chart:grid chart:style-name="ch5" chart:class="major"/>
          </chart:axis>
          <chart:axis chart:dimension="y" chart:name="primary-y" chart:style-name="ch6">
            <chart:title svg:x="0.451cm" svg:y="6.433cm" chart:style-name="ch7">
              <text:p>Tempo em milissegundos</text:p>
            </chart:title>
            <chart:grid chart:style-name="ch5" chart:class="major"/>
          </chart:axis>
          <chart:series chart:style-name="ch8" chart:values-cell-range-address="'800'.B2:'800'.B7" chart:label-cell-address="'800'.B1:'800'.B1" chart:class="chart:bar">
            <chart:data-point chart:repeated="6"/>
          </chart:series>
          <chart:series chart:style-name="ch9" chart:values-cell-range-address="'800'.C2:'800'.C7" chart:label-cell-address="'800'.C1:'800'.C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'800'.B1:'800'.B1</svg:desc>
                </draw:g>
              </table:table-cell>
              <table:table-cell office:value-type="string">
                <text:p>Merge</text:p>
                <draw:g>
                  <svg:desc>'800'.C1:'8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s #2</text:p>
                <draw:g>
                  <svg:desc>'800'.A2:'800'.A7</svg:desc>
                </draw:g>
              </table:table-cell>
              <table:table-cell office:value-type="float" office:value="1887.0642">
                <text:p>1887.0642</text:p>
                <draw:g>
                  <svg:desc>'800'.B2:'800'.B7</svg:desc>
                </draw:g>
              </table:table-cell>
              <table:table-cell office:value-type="float" office:value="0.2142">
                <text:p>0.2142</text:p>
                <draw:g>
                  <svg:desc>'800'.C2:'800'.C7</svg:desc>
                </draw:g>
              </table:table-cell>
            </table:table-row>
            <table:table-row>
              <table:table-cell office:value-type="string">
                <text:p>Threads #4</text:p>
              </table:table-cell>
              <table:table-cell office:value-type="float" office:value="430.4964">
                <text:p>430.4964</text:p>
              </table:table-cell>
              <table:table-cell office:value-type="float" office:value="0.2528">
                <text:p>0.2528</text:p>
              </table:table-cell>
            </table:table-row>
            <table:table-row>
              <table:table-cell office:value-type="string">
                <text:p>Threads #8</text:p>
              </table:table-cell>
              <table:table-cell office:value-type="float" office:value="83.748">
                <text:p>83.748</text:p>
              </table:table-cell>
              <table:table-cell office:value-type="float" office:value="0.2752">
                <text:p>0.2752</text:p>
              </table:table-cell>
            </table:table-row>
            <table:table-row>
              <table:table-cell office:value-type="string">
                <text:p>Threads #16</text:p>
              </table:table-cell>
              <table:table-cell office:value-type="float" office:value="12.8254">
                <text:p>12.8254</text:p>
              </table:table-cell>
              <table:table-cell office:value-type="float" office:value="0.3218">
                <text:p>0.3218</text:p>
              </table:table-cell>
            </table:table-row>
            <table:table-row>
              <table:table-cell office:value-type="string">
                <text:p>Threads #32</text:p>
              </table:table-cell>
              <table:table-cell office:value-type="float" office:value="9.6696">
                <text:p>9.6696</text:p>
              </table:table-cell>
              <table:table-cell office:value-type="float" office:value="0.3414">
                <text:p>0.3414</text:p>
              </table:table-cell>
            </table:table-row>
            <table:table-row>
              <table:table-cell office:value-type="string">
                <text:p>Serial</text:p>
              </table:table-cell>
              <table:table-cell office:value-type="float" office:value="16.314">
                <text:p>16.314</text:p>
              </table:table-cell>
              <table:table-cell office:value-type="float" office:value="0.482">
                <text:p>0.4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display-label="true" chart:logarithmic="false" chart:origin="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Regular" fo:font-size="12pt" style:font-size-asian="9pt" style:font-size-complex="9pt"/>
    </style:style>
    <style:style style:name="ch8" style:family="chart" style:data-style-name="N124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family="'Latin Modern Math'" style:font-style-name="Regular" fo:font-size="10pt" style:font-size-asian="10pt" style:font-size-complex="10pt"/>
    </style:style>
    <style:style style:name="ch9" style:family="chart" style:data-style-name="N124">
      <style:chart-properties loext:label-stroke-color="#3465a4" chart:link-data-style-to-source="true" chart:data-label-number="value" chart:data-label-text="false" chart:data-label-symbol="false" chart:label-position="near-origin"/>
      <style:graphic-properties draw:stroke="none" draw:fill-color="#ff420e" dr3d:edge-rounding="5%"/>
      <style:text-properties fo:font-family="'Latin Modern Math'" style:font-style-name="Regular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122cm" svg:y="8.189cm" style:legend-expansion="wide" chart:style-name="ch2"/>
        <chart:plot-area chart:style-name="ch3" table:cell-range-address="'1600'.A1:'1600'.C7" chart:data-source-has-labels="both" svg:x="1.634cm" svg:y="0.18cm" svg:width="14.046cm" svg:height="7.645cm">
          <chartooo:coordinate-region svg:x="3.261cm" svg:y="0.392cm" svg:width="12.419cm" svg:height="6.68cm"/>
          <chart:axis chart:dimension="x" chart:name="primary-x" chart:style-name="ch4" chartooo:axis-type="auto">
            <chartooo:date-scale/>
            <chart:categories table:cell-range-address="'1600'.A2:'1600'.A7"/>
            <chart:grid chart:style-name="ch5" chart:class="major"/>
          </chart:axis>
          <chart:axis chart:dimension="y" chart:name="primary-y" chart:style-name="ch6">
            <chart:title svg:x="0.451cm" svg:y="6.433cm" chart:style-name="ch7">
              <text:p>Tempo em milissegundos</text:p>
            </chart:title>
            <chart:grid chart:style-name="ch5" chart:class="major"/>
          </chart:axis>
          <chart:series chart:style-name="ch8" chart:values-cell-range-address="'1600'.B2:'1600'.B7" chart:label-cell-address="'1600'.B1:'1600'.B1" chart:class="chart:bar">
            <chart:data-point chart:repeated="6"/>
          </chart:series>
          <chart:series chart:style-name="ch9" chart:values-cell-range-address="'1600'.C2:'1600'.C7" chart:label-cell-address="'1600'.C1:'1600'.C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'1600'.B1:'1600'.B1</svg:desc>
                </draw:g>
              </table:table-cell>
              <table:table-cell office:value-type="string">
                <text:p>Merge</text:p>
                <draw:g>
                  <svg:desc>'1600'.C1:'16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s #2</text:p>
                <draw:g>
                  <svg:desc>'1600'.A2:'1600'.A7</svg:desc>
                </draw:g>
              </table:table-cell>
              <table:table-cell office:value-type="float" office:value="8924.2948">
                <text:p>8924.2948</text:p>
                <draw:g>
                  <svg:desc>'1600'.B2:'1600'.B7</svg:desc>
                </draw:g>
              </table:table-cell>
              <table:table-cell office:value-type="float" office:value="0.6104">
                <text:p>0.6104</text:p>
                <draw:g>
                  <svg:desc>'1600'.C2:'1600'.C7</svg:desc>
                </draw:g>
              </table:table-cell>
            </table:table-row>
            <table:table-row>
              <table:table-cell office:value-type="string">
                <text:p>Threads #4</text:p>
              </table:table-cell>
              <table:table-cell office:value-type="float" office:value="2116.6934">
                <text:p>2116.6934</text:p>
              </table:table-cell>
              <table:table-cell office:value-type="float" office:value="0.7106">
                <text:p>0.7106</text:p>
              </table:table-cell>
            </table:table-row>
            <table:table-row>
              <table:table-cell office:value-type="string">
                <text:p>Threads #8</text:p>
              </table:table-cell>
              <table:table-cell office:value-type="float" office:value="506.599">
                <text:p>506.599</text:p>
              </table:table-cell>
              <table:table-cell office:value-type="float" office:value="0.8116">
                <text:p>0.8116</text:p>
              </table:table-cell>
            </table:table-row>
            <table:table-row>
              <table:table-cell office:value-type="string">
                <text:p>Threads #16</text:p>
              </table:table-cell>
              <table:table-cell office:value-type="float" office:value="101.3186">
                <text:p>101.3186</text:p>
              </table:table-cell>
              <table:table-cell office:value-type="float" office:value="0.8448">
                <text:p>0.8448</text:p>
              </table:table-cell>
            </table:table-row>
            <table:table-row>
              <table:table-cell office:value-type="string">
                <text:p>Threads #32</text:p>
              </table:table-cell>
              <table:table-cell office:value-type="float" office:value="22.6586">
                <text:p>22.6586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Serial</text:p>
              </table:table-cell>
              <table:table-cell office:value-type="float" office:value="62.586">
                <text:p>62.586</text:p>
              </table:table-cell>
              <table:table-cell office:value-type="float" office:value="0.802">
                <text:p>0.8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200" chart:maximum="16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Latin Modern Roman'" style:font-style-name="10 Regular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atin Modern Roman'" style:font-style-name="10 Regular" fo:font-size="12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12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4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106cm" svg:height="9.81cm" xlink:href=".." xlink:type="simple" chart:class="chart:scatter" chart:row-mapping="0 1 2 3 4 5" chart:style-name="ch1">
        <chart:legend chart:legend-position="bottom" svg:x="0.964cm" svg:y="9.105cm" style:legend-expansion="wide" chart:style-name="ch2"/>
        <chart:plot-area chart:style-name="ch3" table:cell-range-address="total.A1:total.E7" chart:data-source-has-labels="both" svg:x="1.696cm" svg:y="0.196cm" svg:width="17.028cm" svg:height="7.245cm">
          <chartooo:coordinate-region svg:x="2.9cm" svg:y="0.408cm" svg:width="14.976cm" svg:height="6.36cm"/>
          <chart:axis chart:dimension="x" chart:name="primary-x" chart:style-name="ch4" chartooo:axis-type="auto">
            <chart:title svg:x="8.612cm" svg:y="7.638cm" chart:style-name="ch5">
              <text:p>Elementos (x32)</text:p>
            </chart:title>
            <chart:categories table:cell-range-address="total.B1:total.E1"/>
            <chart:grid chart:style-name="ch6" chart:class="major"/>
          </chart:axis>
          <chart:axis chart:dimension="y" chart:name="primary-y" chart:style-name="ch7">
            <chart:title svg:x="0.451cm" svg:y="6.249cm" chart:style-name="ch8">
              <text:p>Tempo em milissegundos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total.B2:total.E2" chart:label-cell-address="total.A2:total.A2" chart:class="chart:scatter">
            <chart:domain table:cell-range-address="total.B1:total.E1"/>
            <chart:data-point chart:repeated="4"/>
          </chart:series>
          <chart:series chart:style-name="ch11" chart:values-cell-range-address="total.B3:total.E3" chart:label-cell-address="total.A3:total.A3" chart:class="chart:scatter">
            <chart:data-point chart:repeated="4"/>
          </chart:series>
          <chart:series chart:style-name="ch12" chart:values-cell-range-address="total.B4:total.E4" chart:label-cell-address="total.A4:total.A4" chart:class="chart:scatter">
            <chart:data-point chart:repeated="4"/>
          </chart:series>
          <chart:series chart:style-name="ch13" chart:values-cell-range-address="total.B5:total.E5" chart:label-cell-address="total.A5:total.A5" chart:class="chart:scatter">
            <chart:data-point chart:repeated="4"/>
          </chart:series>
          <chart:series chart:style-name="ch14" chart:values-cell-range-address="total.B6:total.E6" chart:label-cell-address="total.A6:total.A6" chart:class="chart:scatter">
            <chart:data-point chart:repeated="4"/>
          </chart:series>
          <chart:series chart:style-name="ch15" chart:values-cell-range-address="total.B7:total.E7" chart:label-cell-address="total.A7:total.A7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total.B1:total.E1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200">
                <text:p>200</text:p>
                <draw:g>
                  <svg:desc>total.B1:total.E1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Threads #2</text:p>
                <draw:g>
                  <svg:desc>total.A2:total.A2</svg:desc>
                </draw:g>
              </table:table-cell>
              <table:table-cell office:value-type="float" office:value="72.621">
                <text:p>72.621</text:p>
                <draw:g>
                  <svg:desc>total.B2:total.E2</svg:desc>
                </draw:g>
              </table:table-cell>
              <table:table-cell office:value-type="float" office:value="364.5362">
                <text:p>364.5362</text:p>
              </table:table-cell>
              <table:table-cell office:value-type="float" office:value="1887.2784">
                <text:p>1887.2784</text:p>
              </table:table-cell>
              <table:table-cell office:value-type="float" office:value="8924.9052">
                <text:p>8924.9052</text:p>
              </table:table-cell>
            </table:table-row>
            <table:table-row>
              <table:table-cell office:value-type="string">
                <text:p>Threads #4</text:p>
                <draw:g>
                  <svg:desc>total.A3:total.A3</svg:desc>
                </draw:g>
              </table:table-cell>
              <table:table-cell office:value-type="float" office:value="15.6464">
                <text:p>15.6464</text:p>
                <draw:g>
                  <svg:desc>total.B3:total.E3</svg:desc>
                </draw:g>
              </table:table-cell>
              <table:table-cell office:value-type="float" office:value="83.0544">
                <text:p>83.0544</text:p>
              </table:table-cell>
              <table:table-cell office:value-type="float" office:value="430.7492">
                <text:p>430.7492</text:p>
              </table:table-cell>
              <table:table-cell office:value-type="float" office:value="2117.404">
                <text:p>2117.404</text:p>
              </table:table-cell>
            </table:table-row>
            <table:table-row>
              <table:table-cell office:value-type="string">
                <text:p>Threads #8</text:p>
                <draw:g>
                  <svg:desc>total.A4:total.A4</svg:desc>
                </draw:g>
              </table:table-cell>
              <table:table-cell office:value-type="float" office:value="6.9004">
                <text:p>6.9004</text:p>
                <draw:g>
                  <svg:desc>total.B4:total.E4</svg:desc>
                </draw:g>
              </table:table-cell>
              <table:table-cell office:value-type="float" office:value="7.502">
                <text:p>7.502</text:p>
              </table:table-cell>
              <table:table-cell office:value-type="float" office:value="84.0232">
                <text:p>84.0232</text:p>
              </table:table-cell>
              <table:table-cell office:value-type="float" office:value="507.4106">
                <text:p>507.4106</text:p>
              </table:table-cell>
            </table:table-row>
            <table:table-row>
              <table:table-cell office:value-type="string">
                <text:p>Threads #16</text:p>
                <draw:g>
                  <svg:desc>total.A5:total.A5</svg:desc>
                </draw:g>
              </table:table-cell>
              <table:table-cell office:value-type="float" office:value="4.3736">
                <text:p>4.3736</text:p>
                <draw:g>
                  <svg:desc>total.B5:total.E5</svg:desc>
                </draw:g>
              </table:table-cell>
              <table:table-cell office:value-type="float" office:value="8.4398">
                <text:p>8.4398</text:p>
              </table:table-cell>
              <table:table-cell office:value-type="float" office:value="13.1472">
                <text:p>13.1472</text:p>
              </table:table-cell>
              <table:table-cell office:value-type="float" office:value="102.1634">
                <text:p>102.1634</text:p>
              </table:table-cell>
            </table:table-row>
            <table:table-row>
              <table:table-cell office:value-type="string">
                <text:p>Threads #32</text:p>
                <draw:g>
                  <svg:desc>total.A6:total.A6</svg:desc>
                </draw:g>
              </table:table-cell>
              <table:table-cell office:value-type="float" office:value="3.6266">
                <text:p>3.6266</text:p>
                <draw:g>
                  <svg:desc>total.B6:total.E6</svg:desc>
                </draw:g>
              </table:table-cell>
              <table:table-cell office:value-type="float" office:value="5.1766">
                <text:p>5.1766</text:p>
              </table:table-cell>
              <table:table-cell office:value-type="float" office:value="10.011">
                <text:p>10.011</text:p>
              </table:table-cell>
              <table:table-cell office:value-type="float" office:value="23.5516">
                <text:p>23.5516</text:p>
              </table:table-cell>
            </table:table-row>
            <table:table-row>
              <table:table-cell office:value-type="string">
                <text:p>Serial</text:p>
                <draw:g>
                  <svg:desc>total.A7:total.A7</svg:desc>
                </draw:g>
              </table:table-cell>
              <table:table-cell office:value-type="float" office:value="1.504">
                <text:p>1.504</text:p>
                <draw:g>
                  <svg:desc>total.B7:total.E7</svg:desc>
                </draw:g>
              </table:table-cell>
              <table:table-cell office:value-type="float" office:value="4.842">
                <text:p>4.842</text:p>
              </table:table-cell>
              <table:table-cell office:value-type="float" office:value="16.796">
                <text:p>16.796</text:p>
              </table:table-cell>
              <table:table-cell office:value-type="float" office:value="63.388">
                <text:p>63.3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